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030B069A662.jpg" manifest:media-type="image/jpeg"/>
  <manifest:file-entry manifest:full-path="Pictures/100002010000001A00000017556110A0.png" manifest:media-type="image/png"/>
  <manifest:file-entry manifest:full-path="Pictures/100002010000001B000000151CC72D08.png" manifest:media-type="image/png"/>
  <manifest:file-entry manifest:full-path="Pictures/100002010000001900000019BBE0014F.png" manifest:media-type="image/png"/>
  <manifest:file-entry manifest:full-path="Pictures/100000000000001C00000020E01DA237.gif" manifest:media-type="image/gif"/>
  <manifest:file-entry manifest:full-path="Pictures/10000200000000120000001256ED240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officeooo:rsid="000326ba" officeooo:paragraph-rsid="000b806b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fo:font-size="12pt" officeooo:rsid="000326ba" officeooo:paragraph-rsid="000b806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fo:font-size="12pt" officeooo:rsid="000326ba" officeooo:paragraph-rsid="000326ba" style:font-size-asian="12pt" style:font-size-complex="12pt"/>
    </style:style>
    <style:style style:name="P4" style:family="paragraph" style:parent-style-name="Standard">
      <style:text-properties fo:color="#000000" fo:font-size="12pt" officeooo:rsid="00056217" officeooo:paragraph-rsid="0005621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fo:font-size="12pt" officeooo:rsid="000adc8b" officeooo:paragraph-rsid="000b75d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fo:font-size="12pt" officeooo:rsid="000adc8b" officeooo:paragraph-rsid="000adc8b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fo:font-size="12pt" officeooo:rsid="0009d3ca" officeooo:paragraph-rsid="000adc8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fo:font-size="12pt" officeooo:rsid="00082552" officeooo:paragraph-rsid="000adc8b" style:font-size-asian="12pt" style:font-size-complex="12pt"/>
    </style:style>
    <style:style style:name="P9" style:family="paragraph" style:parent-style-name="Standard">
      <style:text-properties fo:color="#000000" fo:font-size="12pt" officeooo:rsid="00082552" officeooo:paragraph-rsid="000b75d0" style:font-size-asian="12pt" style:font-size-complex="12pt"/>
    </style:style>
    <style:style style:name="P10" style:family="paragraph" style:parent-style-name="Standard">
      <style:text-properties fo:color="#000000" fo:font-size="12pt" officeooo:rsid="00082552" officeooo:paragraph-rsid="000adc8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officeooo:rsid="0004266b" officeooo:paragraph-rsid="0004266b" style:font-size-asian="12pt" style:font-size-complex="12pt"/>
    </style:style>
    <style:style style:name="P12" style:family="paragraph" style:parent-style-name="Standard">
      <style:text-properties fo:color="#000000" fo:font-size="12pt" fo:font-weight="bold" officeooo:rsid="000b296d" officeooo:paragraph-rsid="000b296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weight="bold" officeooo:rsid="000adc8b" officeooo:paragraph-rsid="000adc8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weight="bold" officeooo:rsid="000326ba" officeooo:paragraph-rsid="000b296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font-weight="bold" officeooo:rsid="000326ba" officeooo:paragraph-rsid="000326b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weight="normal" officeooo:rsid="000adc8b" officeooo:paragraph-rsid="000adc8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style="italic" fo:font-weight="bold" officeooo:rsid="00082552" officeooo:paragraph-rsid="000adc8b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style="italic" fo:font-weight="bold" officeooo:rsid="000adc8b" officeooo:paragraph-rsid="000adc8b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size="11pt" officeooo:rsid="000b75d0" officeooo:paragraph-rsid="00082552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color="#000000" fo:font-size="11pt" officeooo:rsid="000326ba" officeooo:paragraph-rsid="00082552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fo:font-size="11pt" officeooo:rsid="000326ba" officeooo:paragraph-rsid="000326ba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0000" fo:font-size="11pt" officeooo:rsid="000662a9" officeooo:paragraph-rsid="000662a9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000000" fo:font-size="11pt" fo:font-weight="bold" officeooo:rsid="000662a9" officeooo:paragraph-rsid="000662a9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4pt" fo:font-weight="bold" officeooo:rsid="000326ba" officeooo:paragraph-rsid="000662a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fo:font-size="14pt" fo:font-weight="bold" officeooo:rsid="000326ba" officeooo:paragraph-rsid="000326b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ff" fo:font-size="12pt" officeooo:rsid="000326ba" officeooo:paragraph-rsid="000326b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6600ff" fo:font-size="14pt" fo:font-weight="bold" officeooo:rsid="000326ba" officeooo:paragraph-rsid="000326b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3300" fo:font-size="12pt" officeooo:rsid="000b806b" officeooo:paragraph-rsid="000b806b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00" fo:font-size="12pt" officeooo:rsid="00056217" officeooo:paragraph-rsid="000adc8b" style:font-size-asian="12pt" style:font-size-complex="12pt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fo:font-size="12pt" officeooo:rsid="00056217" officeooo:paragraph-rsid="00056217" style:font-size-asian="12pt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fo:font-size="12pt" officeooo:rsid="000adc8b" officeooo:paragraph-rsid="000adc8b" style:font-size-asian="12pt" style:font-size-complex="12pt"/>
    </style:style>
    <style:style style:name="P32" style:family="paragraph" style:parent-style-name="Standard" style:list-style-name="L4">
      <style:paragraph-properties fo:text-align="justify" style:justify-single-word="false"/>
      <style:text-properties fo:color="#000000" fo:font-size="12pt" officeooo:rsid="000adc8b" officeooo:paragraph-rsid="000adc8b" style:font-size-asian="12pt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fo:color="#000000" fo:font-size="12pt" officeooo:rsid="000b296d" officeooo:paragraph-rsid="000b296d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fo:color="#000000" fo:font-size="12pt" officeooo:rsid="0009ba0e" officeooo:paragraph-rsid="0009ba0e" style:font-size-asian="12pt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fo:font-size="12pt" officeooo:rsid="000f5b2b" officeooo:paragraph-rsid="000f5b2b" style:font-size-asian="12pt" style:font-size-complex="12pt"/>
    </style:style>
    <style:style style:name="P36" style:family="paragraph" style:parent-style-name="Standard" style:list-style-name="L1">
      <style:paragraph-properties fo:text-align="justify" style:justify-single-word="false"/>
      <style:text-properties fo:color="#000000" fo:font-size="12pt" officeooo:rsid="000b75d0" officeooo:paragraph-rsid="000f5b2b" style:font-size-asian="12pt" style:font-size-complex="12pt"/>
    </style:style>
    <style:style style:name="P37" style:family="paragraph" style:parent-style-name="Standard" style:list-style-name="L4">
      <style:paragraph-properties fo:text-align="justify" style:justify-single-word="false"/>
      <style:text-properties fo:color="#000000" fo:font-size="12pt" officeooo:rsid="000b75d0" officeooo:paragraph-rsid="000b75d0" style:font-size-asian="12pt" style:font-size-complex="12pt"/>
    </style:style>
    <style:style style:name="P38" style:family="paragraph" style:parent-style-name="Standard" style:list-style-name="L1">
      <style:paragraph-properties fo:text-align="justify" style:justify-single-word="false"/>
      <style:text-properties fo:color="#000000" fo:font-size="12pt" officeooo:rsid="0010d686" officeooo:paragraph-rsid="0010d686" style:font-size-asian="12pt" style:font-size-complex="12pt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00" fo:font-size="12pt" officeooo:rsid="0009d3ca" officeooo:paragraph-rsid="000adc8b" style:font-size-asian="12pt" style:font-size-complex="12pt"/>
    </style:style>
    <style:style style:name="P40" style:family="paragraph" style:parent-style-name="Standard" style:list-style-name="L4">
      <style:paragraph-properties fo:text-align="justify" style:justify-single-word="false"/>
      <style:text-properties fo:color="#000000" fo:font-size="12pt" officeooo:rsid="00082552" officeooo:paragraph-rsid="00082552" style:font-size-asian="12pt" style:font-size-complex="12pt"/>
    </style:style>
    <style:style style:name="P41" style:family="paragraph" style:parent-style-name="Standard" style:list-style-name="L4">
      <style:paragraph-properties fo:text-align="justify" style:justify-single-word="false"/>
      <style:text-properties fo:color="#000000" fo:font-size="12pt" officeooo:rsid="00082552" officeooo:paragraph-rsid="0009ba0e" style:font-size-asian="12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fo:color="#000000" fo:font-size="12pt" fo:font-weight="bold" officeooo:rsid="000adc8b" officeooo:paragraph-rsid="000adc8b" style:font-size-asian="12pt" style:font-weight-asian="bold" style:font-size-complex="12pt" style:font-weight-complex="bold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fo:font-size="12pt" fo:font-weight="bold" officeooo:rsid="000326ba" officeooo:paragraph-rsid="000b296d" style:font-size-asian="12pt" style:font-weight-asian="bold" style:font-size-complex="12pt" style:font-weight-complex="bold"/>
    </style:style>
    <style:style style:name="P44" style:family="paragraph" style:parent-style-name="Standard" style:list-style-name="L2">
      <style:paragraph-properties fo:text-align="justify" style:justify-single-word="false"/>
      <style:text-properties fo:color="#000000" fo:font-size="12pt" fo:font-weight="normal" officeooo:rsid="000adc8b" officeooo:paragraph-rsid="000adc8b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color="#000000" fo:font-size="12pt" fo:font-weight="normal" officeooo:rsid="000b296d" officeooo:paragraph-rsid="000b296d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color="#000000" fo:font-size="12pt" fo:font-weight="normal" officeooo:rsid="000b75d0" officeooo:paragraph-rsid="000b75d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fo:font-size="12pt" fo:font-weight="normal" officeooo:rsid="000b75d0" officeooo:paragraph-rsid="000b75d0" style:font-size-asian="12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color="#000000" fo:font-size="12pt" fo:font-weight="normal" officeooo:rsid="001530c7" officeooo:paragraph-rsid="001530c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06b" style:font-weight-asian="bold" style:font-weight-complex="bold"/>
    </style:style>
    <style:style style:name="T3" style:family="text">
      <style:text-properties fo:font-weight="bold" officeooo:rsid="000ced33" style:font-weight-asian="bold" style:font-weight-complex="bold"/>
    </style:style>
    <style:style style:name="T4" style:family="text">
      <style:text-properties fo:font-weight="bold" officeooo:rsid="0010d686" style:font-weight-asian="bold" style:font-weight-complex="bold"/>
    </style:style>
    <style:style style:name="T5" style:family="text">
      <style:text-properties fo:font-weight="bold" officeooo:rsid="000b75d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5b2b" style:font-weight-asian="normal" style:font-weight-complex="normal"/>
    </style:style>
    <style:style style:name="T8" style:family="text">
      <style:text-properties fo:color="#0066ff" fo:font-size="26pt" style:font-size-asian="26pt" style:font-size-complex="26pt"/>
    </style:style>
    <style:style style:name="T9" style:family="text">
      <style:text-properties fo:color="#0066ff" fo:font-size="26pt" officeooo:rsid="000b75d0" style:font-size-asian="26pt" style:font-size-complex="26pt"/>
    </style:style>
    <style:style style:name="T10" style:family="text">
      <style:text-properties fo:color="#0066ff" fo:font-size="22pt" style:font-size-asian="22pt" style:font-size-complex="22pt"/>
    </style:style>
    <style:style style:name="T11" style:family="text">
      <style:text-properties officeooo:rsid="0009ba0e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0adc8b"/>
    </style:style>
    <style:style style:name="T15" style:family="text">
      <style:text-properties officeooo:rsid="000b296d"/>
    </style:style>
    <style:style style:name="T16" style:family="text">
      <style:text-properties fo:font-size="11pt" officeooo:rsid="000b75d0" style:font-size-asian="11pt" style:font-size-complex="11pt"/>
    </style:style>
    <style:style style:name="T17" style:family="text">
      <style:text-properties fo:font-size="11pt" officeooo:rsid="000b806b" style:font-size-asian="9.60000038146973pt" style:font-size-complex="11pt"/>
    </style:style>
    <style:style style:name="T18" style:family="text">
      <style:text-properties officeooo:rsid="000b806b"/>
    </style:style>
    <style:style style:name="T19" style:family="text">
      <style:text-properties fo:font-size="12pt" officeooo:rsid="000b806b" style:font-size-asian="12pt" style:font-size-complex="12pt"/>
    </style:style>
    <style:style style:name="T20" style:family="text">
      <style:text-properties officeooo:rsid="000ee97a"/>
    </style:style>
    <style:style style:name="T21" style:family="text">
      <style:text-properties officeooo:rsid="000f5b2b"/>
    </style:style>
    <style:style style:name="T22" style:family="text">
      <style:text-properties officeooo:rsid="0010d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1299in" fo:height="0.129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9" text:anchor-type="paragraph" svg:x="4.0118in" svg:y="0.1402in" svg:width="0.2602in" svg:height="0.2602in" draw:z-index="8"><draw:image xlink:href="Pictures/100002010000001900000019BBE0014F.png" xlink:type="simple" xlink:show="embed" xlink:actuate="onLoad"/></draw:frame><text:span text:style-name="T8"><text:tab/> </text:span><text:span text:style-name="T10">Shashank Gurudu<text:tab/><text:tab/><text:tab/></text:span><text:span text:style-name="T17">+919700678403</text:span><text:span text:style-name="T10"><text:tab/></text:span></text:p>
      <text:p text:style-name="P2"><draw:frame draw:style-name="fr1" draw:name="Image10" text:anchor-type="paragraph" svg:x="4.0075in" svg:y="0.1764in" svg:width="0.2811in" svg:height="0.2189in" draw:z-index="9"><draw:image xlink:href="Pictures/100002010000001B000000151CC72D08.png" xlink:type="simple" xlink:show="embed" xlink:actuate="onLoad"/></draw:frame><text:span text:style-name="T9"><text:tab/> <text:s/></text:span><text:span text:style-name="T16">Flat no 403,snigdha residency,<text:tab/><text:tab/><text:tab/><text:tab/></text:span><text:a xlink:type="simple" xlink:href="mailto:shashank233@gmail.com">shashank233@gmail.co</text:a><text:a xlink:type="simple" xlink:href="mailto:shashank233@gmail.com"><text:span text:style-name="T18">m</text:span></text:a><text:span text:style-name="T18"> <text:tab/></text:span></text:p>
      <text:p text:style-name="P19"><draw:frame draw:style-name="fr1" draw:name="Image8" text:anchor-type="paragraph" svg:x="4.0591in" svg:y="0.1366in" svg:width="0.2709in" svg:height="0.2398in" draw:z-index="7"><draw:image xlink:href="Pictures/100002010000001A00000017556110A0.png" xlink:type="simple" xlink:show="embed" xlink:actuate="onLoad"/></draw:frame> <text:s text:c="14"/>vinayak nagar,Nizamabad,503001.</text:p>
      <text:p text:style-name="P20"><text:tab/><text:tab/><text:tab/><text:span text:style-name="T19"><text:tab/> <text:s text:c="12"/><text:tab/>in.linkedin.com/in/shashankgurudu</text:span></text:p>
      <text:p text:style-name="P2"/>
      <text:p text:style-name="P1"/>
      <text:p text:style-name="P25"><draw:frame draw:style-name="fr1" draw:name="Image4" text:anchor-type="paragraph" svg:x="-0.0071in" svg:y="0.0575in" svg:width="6.9252in" svg:height="0.0874in" draw:z-index="2"><draw:image xlink:href="Pictures/100000000000032000000030B069A662.jpg" xlink:type="simple" xlink:show="embed" xlink:actuate="onLoad"/></draw:frame>Objective</text:p>
      <text:p text:style-name="P26"/>
      <text:p text:style-name="P11"><text:tab/>To obtain an intern in an organi<text:span text:style-name="T21">z</text:span>ation that encourages continuous learning and creativity <text:span text:style-name="T11">while contributing my own knowledge and experiences to the organization.</text:span></text:p>
      <text:p text:style-name="P24"><draw:frame draw:style-name="fr1" draw:name="Image2" text:anchor-type="paragraph" svg:x="0.0201in" svg:y="0.1173in" svg:width="6.9252in" svg:height="0.0874in" draw:z-index="0"><draw:image xlink:href="Pictures/100000000000032000000030B069A662.jpg" xlink:type="simple" xlink:show="embed" xlink:actuate="onLoad"/></draw:frame>Qualifications</text:p>
      <text:p text:style-name="P27"/>
      <text:list xml:id="list875583165438756027" text:style-name="L1">
        <text:list-item>
          <text:p text:style-name="P29">Adapts to latest technologies and use them with ease. </text:p>
        </text:list-item>
        <text:list-item>
          <text:p text:style-name="P31">Solution oriented</text:p>
        </text:list-item>
        <text:list-item>
          <text:p text:style-name="P33">Effective Communication Skills</text:p>
        </text:list-item>
        <text:list-item>
          <text:p text:style-name="P30">Instant problem solving skills</text:p>
        </text:list-item>
        <text:list-item>
          <text:p text:style-name="P34">Programming skills</text:p>
        </text:list-item>
        <text:list-item>
          <text:p text:style-name="P35">Can present a product effectively</text:p>
        </text:list-item>
      </text:list>
      <text:p text:style-name="P4"><draw:frame draw:style-name="fr1" draw:name="Image3" text:anchor-type="paragraph" svg:x="-0.0071in" svg:y="0.2783in" svg:width="6.9252in" svg:height="0.0874in" draw:z-index="1"><draw:image xlink:href="Pictures/100000000000032000000030B069A662.jpg" xlink:type="simple" xlink:show="embed" xlink:actuate="onLoad"/></draw:frame></text:p>
      <text:p text:style-name="P25">Education</text:p>
      <text:p text:style-name="P3"/>
      <text:p text:style-name="P22">Bachelor of Engineering (B.E.) <text:tab/><text:tab/>Chaitanya Bharathi Institute of Technology <text:s text:c="4"/>2012 - present</text:p>
      <text:p text:style-name="P22">(Computer Science and Engineering)<text:tab/>Hyderabad, Telangana<text:tab/><text:tab/><text:tab/> <text:s text:c="9"/><text:span text:style-name="T1">79.</text:span><text:span text:style-name="T3">64</text:span><text:span text:style-name="T1">%</text:span></text:p>
      <text:p text:style-name="P22"/>
      <text:p text:style-name="P22">Intermediate (M.P.C.) <text:tab/><text:tab/><text:tab/>NRI junior college <text:s text:c="4"/><text:tab/><text:tab/><text:tab/> <text:s text:c="9"/>2010 - 2012</text:p>
      <text:p text:style-name="P22"><text:span text:style-name="T1"><text:tab/><text:tab/><text:tab/><text:tab/><text:tab/></text:span><text:span text:style-name="T6">Hyderabad, Telangana</text:span><text:span text:style-name="T1"><text:tab/><text:tab/> <text:s text:c="9"/><text:tab/> <text:s text:c="9"/>9</text:span><text:span text:style-name="T4">7</text:span><text:span text:style-name="T1">.</text:span><text:span text:style-name="T4">90</text:span><text:span text:style-name="T1">%</text:span></text:p>
      <text:p text:style-name="P23"/>
      <text:p text:style-name="P22">S.S.C <text:tab/><text:tab/><text:tab/><text:tab/><text:tab/>Gowtham Model School<text:tab/><text:tab/> <text:s text:c="9"/>2009-2010</text:p>
      <text:p text:style-name="P22"><text:tab/><text:tab/><text:tab/><text:tab/><text:tab/>Nizamabad<text:tab/><text:tab/><text:tab/><text:tab/> <text:s text:c="9"/><text:span text:style-name="T2">92.00%</text:span></text:p>
      <text:p text:style-name="P21"><draw:frame draw:style-name="fr1" draw:name="Image1" text:anchor-type="paragraph" svg:x="-0.0071in" svg:y="0.2783in" svg:width="6.9252in" svg:height="0.0874in" draw:z-index="3"><draw:image xlink:href="Pictures/100000000000032000000030B069A662.jpg" xlink:type="simple" xlink:show="embed" xlink:actuate="onLoad"/></draw:frame></text:p>
      <text:p text:style-name="P25">Skill set</text:p>
      <text:p text:style-name="P25"/>
      <text:p text:style-name="P17">Programming Languages <text:tab/><text:tab/><text:span text:style-name="T13">C, C++, Java and Python</text:span> </text:p>
      <text:p text:style-name="P8"><text:span text:style-name="T12">Packages</text:span><text:span text:style-name="T1"> </text:span><text:tab/><text:tab/><text:tab/><text:tab/><text:span text:style-name="T14">Microsoft </text:span>Office and image manipulation softwares</text:p>
      <text:p text:style-name="P18">Operating systems<text:tab/><text:tab/><text:tab/><text:span text:style-name="T13">Windows, GNU/Linux</text:span></text:p>
      <text:p text:style-name="P18"/>
      <text:list xml:id="list142420434175280" text:continue-numbering="true" text:style-name="L1">
        <text:list-item>
          <text:p text:style-name="P36">Manages a team for an effective <text:span text:style-name="T21">output.</text:span></text:p>
        </text:list-item>
        <text:list-item>
          <text:p text:style-name="P38">Capable of organizing events.</text:p>
        </text:list-item>
        <text:list-item>
          <text:p text:style-name="P39">Good typing speed to make documents quicker.</text:p>
        </text:list-item>
      </text:list>
      <text:p text:style-name="P7"/>
      <text:p text:style-name="P10"/>
      <text:p text:style-name="P9"/>
      <text:p text:style-name="P6"><draw:frame draw:style-name="fr1" draw:name="Image6" text:anchor-type="paragraph" svg:x="0.0264in" svg:y="0.1783in" svg:width="6.9252in" svg:height="0.0874in" draw:z-index="5"><draw:image xlink:href="Pictures/100000000000032000000030B069A662.jpg" xlink:type="simple" xlink:show="embed" xlink:actuate="onLoad"/></draw:frame><text:soft-page-break/><text:span text:style-name="T1">College Projects </text:span><text:span text:style-name="T5">and Achievements</text:span></text:p>
      <text:p text:style-name="P13"/>
      <text:list xml:id="list1769051816698764868" text:style-name="L2">
        <text:list-item>
          <text:p text:style-name="P42">CBIT Commune <text:s text:c="2"/>- A social networking site</text:p>
          <text:list>
            <text:list-item>
              <text:p text:style-name="P44">This project provides colleges a sep<text:span text:style-name="T22">a</text:span>rate social network to its students where data can be stored on their local servers.</text:p>
            </text:list-item>
            <text:list-item>
              <text:p text:style-name="P44">This project is intended to address privacy concerns related to centralized social networks.</text:p>
            </text:list-item>
          </text:list>
        </text:list-item>
      </text:list>
      <text:p text:style-name="P16"/>
      <text:list xml:id="list142420331954534" text:continue-numbering="true" text:style-name="L2">
        <text:list-item>
          <text:list>
            <text:list-header>
              <text:p text:style-name="P44"/>
            </text:list-header>
          </text:list>
        </text:list-item>
        <text:list-item>
          <text:p text:style-name="P42">CBIT Wikipedia <text:s text:c="2"/>- A <text:span text:style-name="T21">W</text:span>ikipedia for colleges</text:p>
          <text:list>
            <text:list-item>
              <text:p text:style-name="P44">This project provides colleges a wikipedia so that it can contain whole information about college. </text:p>
            </text:list-item>
            <text:list-item>
              <text:p text:style-name="P45">This helps new people (Fresher’s) to understand CBIT better, as the content is posted by the local students.</text:p>
              <text:p text:style-name="P44"/>
            </text:list-item>
          </text:list>
        </text:list-item>
        <text:list-item>
          <text:p text:style-name="P42">Learning management system</text:p>
          <text:list>
            <text:list-item>
              <text:p text:style-name="P45">An <text:span text:style-name="T21">online</text:span> learning system where teachers can upload course materials and test papers </text:p>
              <text:p text:style-name="P45">and students can actively participate in studies to get better results.</text:p>
            </text:list-item>
            <text:list-item>
              <text:p text:style-name="P45">It was also used in teachers training camp held in cbit.</text:p>
            </text:list-item>
          </text:list>
        </text:list-item>
      </text:list>
      <text:p text:style-name="P12"><draw:frame draw:style-name="fr1" draw:name="Image7" text:anchor-type="paragraph" svg:x="-0.0071in" svg:y="0.2783in" svg:width="6.9252in" svg:height="0.0874in" draw:z-index="6"><draw:image xlink:href="Pictures/100000000000032000000030B069A662.jpg" xlink:type="simple" xlink:show="embed" xlink:actuate="onLoad"/></draw:frame></text:p>
      <text:p text:style-name="P14">Co-circular activities</text:p>
      <text:p text:style-name="P14"/>
      <text:list xml:id="list5791135226182881611" text:style-name="L3">
        <text:list-item>
          <text:p text:style-name="P43"><text:span text:style-name="T6">Started a glug named </text:span>“Open Minds” <text:span text:style-name="T6">class mates and made street view of college where people can view whole college virtually.</text:span></text:p>
        </text:list-item>
        <text:list-item>
          <text:p text:style-name="P43"><text:span text:style-name="T6">Was </text:span><text:span text:style-name="T7">a volunteer</text:span><text:span text:style-name="T6"> of </text:span>“C Star”, <text:span text:style-name="T6">a 'C' coding contest as a part of </text:span>“H<text:span text:style-name="T15">EADSTART</text:span> 2014”.</text:p>
        </text:list-item>
        <text:list-item>
          <text:p text:style-name="P46">Organi<text:span text:style-name="T21">z</text:span>ed a <text:span text:style-name="T21">W</text:span>iki-Edit-a-thon event in college.</text:p>
        </text:list-item>
        <text:list-item>
          <text:p text:style-name="P46">Started a <text:span text:style-name="T1">blog </text:span>which aims to deliver valuable information to engineering students. </text:p>
        </text:list-item>
      </text:list>
      <text:p text:style-name="P47"><text:tab/> (<text:a xlink:type="simple" xlink:href="http://www.tutorials4engineers.blogspot.in/">www.tutorials4engineers.blogspot.in</text:a>)</text:p>
      <text:list xml:id="list142421758734528" text:continue-numbering="true" text:style-name="L3">
        <text:list-item>
          <text:p text:style-name="P48">Student Volunteer for Swecha supporting free software movement.</text:p>
        </text:list-item>
      </text:list>
      <text:p text:style-name="P47"><text:tab/></text:p>
      <text:p text:style-name="P47"/>
      <text:p text:style-name="P5"><draw:frame draw:style-name="fr1" draw:name="Image5" text:anchor-type="paragraph" svg:x="-0.0071in" svg:y="0.2783in" svg:width="6.9252in" svg:height="0.0874in" draw:z-index="4"><draw:image xlink:href="Pictures/100000000000032000000030B069A662.jpg" xlink:type="simple" xlink:show="embed" xlink:actuate="onLoad"/></draw:frame></text:p>
      <text:p text:style-name="P15">Areas of interests</text:p>
      <text:p text:style-name="P3"/>
      <text:list xml:id="list1970838186626767118" text:style-name="L4">
        <text:list-item>
          <text:p text:style-name="P40">Writes review on latest technologies </text:p>
        </text:list-item>
        <text:list-item>
          <text:p text:style-name="P40">Blogging </text:p>
        </text:list-item>
        <text:list-item>
          <text:p text:style-name="P41">Participates in technical semin<text:span text:style-name="T11">ars</text:span></text:p>
        </text:list-item>
        <text:list-item>
          <text:p text:style-name="P32">Human relationships</text:p>
          <text:p text:style-name="P37"/>
        </text:list-item>
      </text:list>
      <text:p text:style-name="P28"><text:tab/>I here by declare that all the above information is true to the best of my knowledge.</text:p>
      <text:p text:style-name="P28"/>
      <text:p text:style-name="P28">Date: 2<text:span text:style-name="T20">3</text:span>.07.2014</text:p>
      <text:p text:style-name="P28">Place :Hyderabad<text:tab/><text:tab/><text:tab/><text:tab/><text:tab/><text:tab/><text:tab/><text:tab/><text:tab/>Shashank Guru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4-07-22T21:47:01.193261081</meta:creation-date>
    <dc:date>2014-07-23T14:24:19.801854754</dc:date>
    <dc:creator>shashank </dc:creator>
    <meta:editing-duration>PT31M45S</meta:editing-duration>
    <meta:editing-cycles>7</meta:editing-cycles>
    <meta:generator>LibreOffice/4.2.4.2$Linux_X86_64 LibreOffice_project/420m0$Build-2</meta:generator>
    <meta:document-statistic meta:table-count="0" meta:image-count="10" meta:object-count="0" meta:page-count="2" meta:paragraph-count="57" meta:word-count="394" meta:character-count="2740" meta:non-whitespace-character-count="2253"/>
  </office:meta>
</office:document-meta>
</file>